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officeooo:rsid="001afcf0" officeooo:paragraph-rsid="003709e0"/>
    </style:style>
    <style:style style:name="P2" style:family="paragraph" style:parent-style-name="Standard">
      <style:text-properties style:font-name="Liberation Sans" officeooo:rsid="001afcf0" officeooo:paragraph-rsid="001afcf0"/>
    </style:style>
    <style:style style:name="P3" style:family="paragraph" style:parent-style-name="Standard">
      <style:paragraph-properties fo:text-align="center" style:justify-single-word="false"/>
      <style:text-properties style:font-name="Liberation Sans" officeooo:rsid="001afcf0" officeooo:paragraph-rsid="001afcf0"/>
    </style:style>
    <style:style style:name="P4" style:family="paragraph" style:parent-style-name="Standard">
      <style:text-properties style:font-name="Liberation Sans" officeooo:rsid="001afcf0" officeooo:paragraph-rsid="0033e7f8"/>
    </style:style>
    <style:style style:name="P5" style:family="paragraph" style:parent-style-name="Standard">
      <style:text-properties style:font-name="Liberation Sans" officeooo:rsid="001afcf0" officeooo:paragraph-rsid="0039dd11"/>
    </style:style>
    <style:style style:name="P6" style:family="paragraph" style:parent-style-name="Standard">
      <style:text-properties style:font-name="Liberation Sans" style:text-underline-style="solid" style:text-underline-width="auto" style:text-underline-color="font-color" officeooo:rsid="001afcf0" officeooo:paragraph-rsid="001afcf0"/>
    </style:style>
    <style:style style:name="P7" style:family="paragraph" style:parent-style-name="Standard">
      <style:text-properties style:font-name="Liberation Sans" style:text-underline-style="solid" style:text-underline-width="auto" style:text-underline-color="font-color" officeooo:rsid="001afcf0" officeooo:paragraph-rsid="001bba7d"/>
    </style:style>
    <style:style style:name="P8" style:family="paragraph" style:parent-style-name="Standard">
      <style:text-properties style:font-name="Liberation Sans" style:text-underline-style="solid" style:text-underline-width="auto" style:text-underline-color="font-color" officeooo:rsid="001afcf0" officeooo:paragraph-rsid="001dc253"/>
    </style:style>
    <style:style style:name="P9" style:family="paragraph" style:parent-style-name="Standard">
      <style:paragraph-properties fo:text-align="center" style:justify-single-word="false"/>
      <style:text-properties style:font-name="Liberation Sans" style:text-underline-style="solid" style:text-underline-width="auto" style:text-underline-color="font-color" officeooo:rsid="001afcf0" officeooo:paragraph-rsid="001dc253"/>
    </style:style>
    <style:style style:name="P10" style:family="paragraph" style:parent-style-name="Standard">
      <style:text-properties style:font-name="Liberation Sans" style:text-underline-style="solid" style:text-underline-width="auto" style:text-underline-color="font-color" officeooo:rsid="001afcf0" officeooo:paragraph-rsid="003b9dce"/>
    </style:style>
    <style:style style:name="P11" style:family="paragraph" style:parent-style-name="Standard">
      <style:text-properties style:font-name="Liberation Sans" style:text-underline-style="solid" style:text-underline-width="auto" style:text-underline-color="font-color" officeooo:rsid="001bba7d" officeooo:paragraph-rsid="001bba7d"/>
    </style:style>
    <style:style style:name="P12" style:family="paragraph" style:parent-style-name="Standard">
      <style:text-properties style:font-name="Liberation Sans" style:text-underline-style="solid" style:text-underline-width="auto" style:text-underline-color="font-color" officeooo:rsid="001dc253" officeooo:paragraph-rsid="001dc253"/>
    </style:style>
    <style:style style:name="P13" style:family="paragraph" style:parent-style-name="Standard">
      <style:text-properties style:font-name="Liberation Sans" style:text-underline-style="solid" style:text-underline-width="auto" style:text-underline-color="font-color" officeooo:rsid="003b9dce" officeooo:paragraph-rsid="003b9dce"/>
    </style:style>
    <style:style style:name="P14" style:family="paragraph" style:parent-style-name="Standard">
      <style:text-properties style:font-name="Liberation Sans" style:text-underline-style="none" officeooo:rsid="001afcf0" officeooo:paragraph-rsid="001afcf0"/>
    </style:style>
    <style:style style:name="P15" style:family="paragraph" style:parent-style-name="Standard">
      <style:text-properties style:font-name="Liberation Sans" style:text-underline-style="none" officeooo:rsid="001afcf0" officeooo:paragraph-rsid="001bba7d"/>
    </style:style>
    <style:style style:name="P16" style:family="paragraph" style:parent-style-name="Standard">
      <style:text-properties style:font-name="Liberation Sans" style:text-underline-style="none" officeooo:rsid="001afcf0" officeooo:paragraph-rsid="001dc253"/>
    </style:style>
    <style:style style:name="P17" style:family="paragraph" style:parent-style-name="Standard">
      <style:text-properties style:font-name="Liberation Sans" style:text-underline-style="none" officeooo:rsid="001afcf0" officeooo:paragraph-rsid="003b9dce"/>
    </style:style>
    <style:style style:name="P18" style:family="paragraph" style:parent-style-name="Standard">
      <style:text-properties style:font-name="Liberation Sans" style:text-underline-style="none" fo:font-weight="normal" officeooo:rsid="001afcf0" officeooo:paragraph-rsid="001afcf0" style:font-weight-asian="normal" style:font-weight-complex="normal"/>
    </style:style>
    <style:style style:name="P19" style:family="paragraph" style:parent-style-name="Standard">
      <style:text-properties style:font-name="Liberation Sans" style:text-underline-style="none" fo:font-weight="normal" officeooo:rsid="001afcf0" officeooo:paragraph-rsid="003b9dce" style:font-weight-asian="normal" style:font-weight-complex="normal"/>
    </style:style>
    <style:style style:name="P20" style:family="paragraph" style:parent-style-name="Standard">
      <style:text-properties style:font-name="Liberation Sans" style:text-underline-style="none" fo:font-weight="normal" officeooo:rsid="001bba7d" officeooo:paragraph-rsid="001bba7d" style:font-weight-asian="normal" style:font-weight-complex="normal"/>
    </style:style>
    <style:style style:name="P21" style:family="paragraph" style:parent-style-name="Standard">
      <style:paragraph-properties fo:text-align="center" style:justify-single-word="false"/>
      <style:text-properties style:font-name="Liberation Sans" style:text-underline-style="none" fo:font-weight="bold" officeooo:rsid="001bba7d" officeooo:paragraph-rsid="001bba7d" style:font-weight-asian="bold" style:font-weight-complex="bold"/>
    </style:style>
    <style:style style:name="P22" style:family="paragraph" style:parent-style-name="Standard">
      <style:text-properties style:font-name="Calibri" officeooo:rsid="001afcf0" officeooo:paragraph-rsid="004028cc"/>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style:text-underline-style="none" fo:font-weight="bold" officeooo:rsid="001bba7d" style:font-weight-asian="bold" style:font-weight-complex="bold"/>
    </style:style>
    <style:style style:name="T6" style:family="text">
      <style:text-properties style:text-underline-style="none" fo:font-weight="bold" officeooo:rsid="0024ce11"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1bba7d" style:font-weight-asian="normal" style:font-weight-complex="normal"/>
    </style:style>
    <style:style style:name="T9" style:family="text">
      <style:text-properties style:text-underline-style="none" fo:font-weight="normal" officeooo:rsid="001afcf0" style:font-weight-asian="normal" style:font-weight-complex="normal"/>
    </style:style>
    <style:style style:name="T10" style:family="text">
      <style:text-properties style:text-underline-style="none" fo:font-weight="normal" officeooo:rsid="001dc253" style:font-weight-asian="normal" style:font-weight-complex="normal"/>
    </style:style>
    <style:style style:name="T11" style:family="text">
      <style:text-properties style:text-underline-style="none" fo:font-weight="normal" officeooo:rsid="002f69af" style:font-weight-asian="normal" style:font-weight-complex="normal"/>
    </style:style>
    <style:style style:name="T12" style:family="text">
      <style:text-properties style:text-underline-style="none" fo:font-weight="normal" officeooo:rsid="00309362" style:font-weight-asian="normal" style:font-weight-complex="normal"/>
    </style:style>
    <style:style style:name="T13" style:family="text">
      <style:text-properties style:text-underline-style="none" fo:font-weight="normal" officeooo:rsid="0031918b" style:font-weight-asian="normal" style:font-weight-complex="normal"/>
    </style:style>
    <style:style style:name="T14" style:family="text">
      <style:text-properties style:font-name="Liberation Sans"/>
    </style:style>
    <style:style style:name="T15" style:family="text">
      <style:text-properties style:font-name="Liberation Sans" officeooo:rsid="001bba7d"/>
    </style:style>
    <style:style style:name="T16" style:family="text">
      <style:text-properties style:font-name="Liberation Sans" officeooo:rsid="002d0a05"/>
    </style:style>
    <style:style style:name="T17" style:family="text">
      <style:text-properties style:font-name="Liberation Sans" officeooo:rsid="002d0a05" fo:background-color="#ffff00" loext:char-shading-value="0"/>
    </style:style>
    <style:style style:name="T18" style:family="text">
      <style:text-properties style:font-name="Liberation Sans" officeooo:rsid="003e4ca9" fo:background-color="#ffff00" loext:char-shading-value="0"/>
    </style:style>
    <style:style style:name="T19" style:family="text">
      <style:text-properties style:font-name="Liberation Sans" officeooo:rsid="00313a76"/>
    </style:style>
    <style:style style:name="T20" style:family="text">
      <style:text-properties style:font-name="Liberation Sans" officeooo:rsid="0037f202"/>
    </style:style>
    <style:style style:name="T21" style:family="text">
      <style:text-properties style:font-name="Liberation Sans" officeooo:rsid="003d3181"/>
    </style:style>
    <style:style style:name="T22" style:family="text">
      <style:text-properties style:font-name="Liberation Sans" officeooo:rsid="003e4ca9" fo:background-color="transparent" loext:char-shading-value="0"/>
    </style:style>
    <style:style style:name="T23" style:family="text">
      <style:text-properties style:font-name="Liberation Sans" officeooo:rsid="003e4ca9" fo:background-color="transparent" loext:char-shading-value="0"/>
    </style:style>
    <style:style style:name="T24" style:family="text">
      <style:text-properties style:font-name="Liberation Sans" officeooo:rsid="004028cc" fo:background-color="transparent" loext:char-shading-value="0"/>
    </style:style>
    <style:style style:name="T25" style:family="text">
      <style:text-properties fo:font-weight="bold" style:font-weight-asian="bold" style:font-weight-complex="bold"/>
    </style:style>
    <style:style style:name="T26" style:family="text">
      <style:text-properties fo:font-weight="bold" officeooo:rsid="001bba7d" style:font-weight-asian="bold" style:font-weight-complex="bold"/>
    </style:style>
    <style:style style:name="T27" style:family="text">
      <style:text-properties fo:font-weight="bold" officeooo:rsid="0024ce11"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01bba7d" style:font-weight-asian="normal" style:font-weight-complex="normal"/>
    </style:style>
    <style:style style:name="T30" style:family="text">
      <style:text-properties fo:font-size="12pt" style:text-underline-style="none" fo:font-weight="bold" officeooo:rsid="00204798" style:font-size-asian="12pt" style:font-weight-asian="bold"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30">Symbolize QA Form</text:span><text:line-break/><text:line-break/>First name: ___________________________ Last name: ___________________________ </text:p>
      <text:p text:style-name="P4"/>
      <text:p text:style-name="P1"><text:span text:style-name="T14">Please fill out the following form and return back to Luke Brown. </text:span><text:span text:style-name="T15">Note I also of course hold a cheat sheet if you ever get stuck but please don't try to abuse it! </text:span><text:span text:style-name="T19">Use download link on phone.</text:span></text:p>
      <text:p text:style-name="P22"><text:span text:style-name="T16">Download link: </text:span><text:a xlink:type="simple" xlink:href="http://www.mediafire.com/download/6rp1i8a4m4x9ckn/Symbolize-0.8.1.apk" text:style-name="Internet_20_link" text:visited-style-name="Visited_20_Internet_20_Link"><text:span text:style-name="T24">http://www.mediafire.com/download/6rp1i8a4m4x9ckn/Symbolize-0.8.1.apk</text:span></text:a><text:span text:style-name="T14"><text:line-break/></text:span><text:span text:style-name="T20">E</text:span><text:span text:style-name="T14">-mail: </text:span><text:a xlink:type="simple" xlink:href="mailto:Luke.Michael.Brown@gmail.com" text:style-name="Internet_20_link" text:visited-style-name="Visited_20_Internet_20_Link"><text:span text:style-name="T14">Luke.Michael.Brown@gmail.com</text:span></text:a><text:span text:style-name="T15"><text:line-break/></text:span><text:span text:style-name="T14"><text:line-break/>Note the following levels are incomplete and current solution is to just to nothing. Some of these are simply blank since nothing has been started. Others having started pictures but just no solution yet.<text:line-break/>3-8, 4-</text:span><text:span text:style-name="T21">3</text:span><text:span text:style-name="T14">, 4-</text:span><text:span text:style-name="T21">9</text:span><text:span text:style-name="T14">, 5-9, 5-10<text:line-break/></text:span></text:p>
      <text:p text:style-name="P3"><text:span text:style-name="T25">You should fill out the next sections as you play the game to make it easier for you to keep track of. Make sure you read all the sections before starting so you know what you are looking for. </text:span><text:span text:style-name="T26">Don't worry if you place things in the wrong section the sections are more for helping to know what to be looking for.</text:span></text:p>
      <text:p text:style-name="P2"><text:line-break/><text:span text:style-name="T27">Note: </text:span>The next two sections deal with difficulty. Note both the hint and the actual puzzle manipulation come into play with difficulty and thus a puzzle difficulty should be measured on both. When answering questions describe which part was the problem. Note later sections will deal with bad puzzle design these two sections are only dealing with difficulty.<text:line-break/><text:line-break/><text:span text:style-name="T1">Too Easy:</text:span><text:span text:style-name="T3"> Please put what levels you believed were too easy for their placement. Keep in mind this is relative i.e. levels at the start are suppose to be easy. <text:line-break/>__________________________________________________________________________</text:span></text:p>
      <text:p text:style-name="P14">__________________________________________________________________________</text:p>
      <text:p text:style-name="P2"><text:span text:style-name="T3">__________________________________________________________________________<text:line-break/>__________________________________________________________________________<text:line-break/></text:span><text:span text:style-name="T4">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text:span><text:span text:style-name="T7">__________________________________________________________________________<text:line-break/><text:line-break/></text:span><text:span text:style-name="T2">Too hard: </text:span><text:span text:style-name="T7">Please put what levels you believed were too hard for their placement. Keep in mind this is relative i.e. levels at the end are suppose to be hard. </text:span></text:p>
      <text:p text:style-name="P14">__________________________________________________________________________</text:p>
      <text:p text:style-name="P14">__________________________________________________________________________</text:p>
      <text:p text:style-name="P2"><text:span text:style-name="T7">__________________________________________________________________________<text:line-break/>__________________________________________________________________________<text:line-break/></text:span><text:span text:style-name="T4">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text:span><text:span text:style-name="T7">__________________________________________________________________________</text:span></text:p>
      <text:p text:style-name="P6"><text:soft-page-break/><text:span text:style-name="T6">Note: </text:span><text:span text:style-name="T7">The next three sections deal with poor puzzle design. If you have suggestions for how to fix these puzzles please feel free to give your input. If you believe the puzzle is simply awful express this so I can take a second look.</text:span></text:p>
      <text:p text:style-name="P18"/>
      <text:p text:style-name="P11"><text:span text:style-name="T28">Spelling and Grammar:</text:span><text:span text:style-name="T7"> There's bound to be some.<text:line-break/></text:span><text:span text:style-name="T9">__________________________________________________________________________</text:span></text:p>
      <text:p text:style-name="P15">__________________________________________________________________________</text:p>
      <text:p text:style-name="P7"><text:span text:style-name="T7">__________________________________________________________________________<text:line-break/>__________________________________________________________________________<text:line-break/></text:span><text:span text:style-name="T4">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text:span><text:span text:style-name="T7">__________________________________________________________________________<text:line-break/></text:span></text:p>
      <text:p text:style-name="P18"/>
      <text:p text:style-name="P7"><text:span text:style-name="T28">Bad hint:</text:span><text:span text:style-name="T7"> </text:span><text:span text:style-name="T8">This section is for describing levels which you believed may have poorly created hints. I'll admit some of these hints were not given as much love as others this is to help me get a nice list of the bad ones so I can look them over. Again if you have suggestions they are always welcomed.<text:line-break/></text:span><text:span text:style-name="T7">__________________________________________________________________________</text:span></text:p>
      <text:p text:style-name="P15">__________________________________________________________________________</text:p>
      <text:p text:style-name="P7"><text:span text:style-name="T8">__________________________________________________________________________<text:line-break/>__________________________________________________________________________<text:line-break/></text:span><text:span text:style-name="T5">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text:span><text:span text:style-name="T8">__________________________________________________________________________<text:line-break/><text:line-break/></text:span><text:span text:style-name="T29">Bad puzzle:</text:span><text:span text:style-name="T8"> This section is for describing levels which you believed may have poorly created puzzles. I'll admit some of these puzzles were not given as much love as others this is to help me get a nice list of the bad ones so I can look them over. Again if you have suggestions they are always welcomed.<text:line-break/></text:span><text:span text:style-name="T7">__________________________________________________________________________</text:span></text:p>
      <text:p text:style-name="P15">__________________________________________________________________________</text:p>
      <text:p text:style-name="P7"><text:span text:style-name="T8">__________________________________________________________________________<text:line-break/>__________________________________________________________________________<text:line-break/></text:span><text:span text:style-name="T5">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text:span><text:span text:style-name="T8">__________________________________________________________________________<text:line-break/><text:line-break/></text:span></text:p>
      <text:p text:style-name="P20"/>
      <text:p text:style-name="P12"><text:soft-page-break/><text:span text:style-name="T29">B</text:span><text:span text:style-name="T28">ugs:</text:span><text:span text:style-name="T7"> Finally </text:span><text:span text:style-name="T13">the app probably has never run on your phone before so there were probably be problem. I</text:span><text:span text:style-name="T7">f you run into </text:span><text:span text:style-name="T13">any</text:span><text:span text:style-name="T7"> like weird unexpected behavior or like the app crashing please mention it here. If you can find steps to reproduce that would be even more helpful.<text:line-break/></text:span><text:span text:style-name="T9">__________________________________________________________________________</text:span></text:p>
      <text:p text:style-name="P16">__________________________________________________________________________</text:p>
      <text:p text:style-name="P8"><text:span text:style-name="T8">__________________________________________________________________________<text:line-break/>__________________________________________________________________________<text:line-break/></text:span><text:span text:style-name="T5">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text:span><text:span text:style-name="T8">__________________________________________________________________________<text:line-break/></text:span></text:p>
      <text:p text:style-name="P13"><text:span text:style-name="T29">A</text:span><text:span text:style-name="T28">lternate solutions:</text:span><text:span text:style-name="T7"> Symbolize supports multiple solutions for puzzles where a different answer may make sense. If you come up with a solution that you believe is also correct please put it here.</text:span></text:p>
      <text:p text:style-name="P19">__________________________________________________________________________</text:p>
      <text:p text:style-name="P17">__________________________________________________________________________</text:p>
      <text:p text:style-name="P10"><text:span text:style-name="T8">__________________________________________________________________________<text:line-break/>__________________________________________________________________________<text:line-break/></text:span><text:span text:style-name="T5">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text:span><text:span text:style-name="T8">__________________________________________________________________________</text:span></text:p>
      <text:p text:style-name="P20"/>
      <text:p text:style-name="P21">This next section is to completed after you are done. Note I said done not completed. If you don't complete it that's okay. We can talk about why after.</text:p>
      <text:p text:style-name="P18"/>
      <text:p text:style-name="P12"><text:span text:style-name="T28">Final comments:</text:span><text:span text:style-name="T7"> Place here any other comments you have after finishing the game. Did you complete why or why not? Was there any mechanics that didn't function nicely? </text:span><text:span text:style-name="T12">Animations that take too long? </text:span><text:span text:style-name="T7">Any comments on the design or look etc.<text:line-break/></text:span><text:span text:style-name="T9">__________________________________________________________________________</text:span></text:p>
      <text:p text:style-name="P16">__________________________________________________________________________</text:p>
      <text:p text:style-name="P8"><text:span text:style-name="T8">__________________________________________________________________________<text:line-break/>__________________________________________________________________________<text:line-break/></text:span><text:span text:style-name="T5">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text:span><text:span text:style-name="T8">__________________________________________________________________________<text:line-break/></text:span><text:span text:style-name="T7">__________________________________________________________________________</text:span><text:span text:style-name="T8"><text:line-break/></text:span></text:p>
      <text:p text:style-name="P9"><text:span text:style-name="T10">Finally if you had any suggestions for levels of your own you can draw them out and send </text:span><text:span text:style-name="T11">them</text:span><text:span text:style-name="T10"> to me. I'd be happy to try and add it in. Additionally for the levels with a puzzle but no solution you can also give me suggestions on tho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6T20:31:45.008000000</meta:creation-date>
    <dc:date>2015-11-22T10:25:30.918000000</dc:date>
    <meta:editing-duration>PT37M55S</meta:editing-duration>
    <meta:editing-cycles>32</meta:editing-cycles>
    <meta:generator>LibreOffice/5.0.1.2$Windows_x86 LibreOffice_project/81898c9f5c0d43f3473ba111d7b351050be20261</meta:generator>
    <meta:document-statistic meta:table-count="0" meta:image-count="0" meta:object-count="0" meta:page-count="3" meta:paragraph-count="31" meta:word-count="719" meta:character-count="9668" meta:non-whitespace-character-count="8965"/>
  </office:meta>
</office:document-meta>
</file>